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ffff" draw:textarea-horizontal-align="justify" draw:textarea-vertical-align="middle" draw:auto-grow-height="false" fo:min-height="1.073cm" fo:min-width="2.355cm" draw:shadow="visible" draw:shadow-offset-x="0.1cm" draw:shadow-offset-y="0.1cm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1.073cm" fo:min-width="3.156cm" draw:shadow="visible" draw:shadow-offset-x="0.1cm" draw:shadow-offset-y="0.1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fill="none" draw:textarea-horizontal-align="justify" draw:textarea-vertical-align="middle" draw:auto-grow-height="false" fo:min-height="3.56cm" fo:min-width="6.855cm"/>
    </style:style>
    <style:style style:name="gr5" style:family="graphic" style:parent-style-name="standard">
      <style:graphic-properties draw:stroke="none" svg:stroke-color="#000000" draw:fill="none" draw:fill-color="#ffffff" fo:min-height="0.623cm"/>
    </style:style>
    <style:style style:name="P1" style:family="paragraph">
      <style:paragraph-properties fo:text-align="center"/>
      <style:text-properties fo:font-size="12pt" style:font-size-asian="12pt" style:font-size-complex="12pt"/>
    </style:style>
    <style:style style:name="P2" style:family="paragraph">
      <style:paragraph-properties fo:text-align="center"/>
    </style:style>
    <style:style style:name="P3" style:family="paragraph">
      <style:text-properties fo:font-size="13pt" style:font-size-asian="13pt" style:font-size-complex="13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.855cm" svg:height="1.323cm" svg:x="1.95cm" svg:y="2.889cm">
          <text:p text:style-name="P1"><text:span text:style-name="T1">HTTP cli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2.855cm" svg:height="1.323cm" svg:x="5.596cm" svg:y="2.854cm">
          <text:p text:style-name="P1"><text:span text:style-name="T1">SOAP </text:span></text:p>
          <text:p text:style-name="P1"><text:span text:style-name="T1">webservice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2.855cm" svg:height="1.323cm" svg:x="9.207cm" svg:y="2.853cm">
          <text:p text:style-name="P1"><text:span text:style-name="T1">Camel route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656cm" svg:height="1.323cm" svg:x="12.819cm" svg:y="2.853cm">
          <text:p text:style-name="P1"><text:span text:style-name="T1">JMS message </text:span></text:p>
          <text:p text:style-name="P1"><text:span text:style-name="T1">broker</text:span>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4.84cm" svg:y1="3.376cm" svg:x2="5.605cm" svg:y2="3.376cm">
          <text:p/>
        </draw:line>
        <draw:line draw:style-name="gr3" draw:text-style-name="P2" draw:layer="layout" svg:x1="5.604cm" svg:y1="3.776cm" svg:x2="4.839cm" svg:y2="3.776cm">
          <text:p/>
        </draw:line>
        <draw:line draw:style-name="gr3" draw:text-style-name="P2" draw:layer="layout" svg:x1="8.44cm" svg:y1="3.476cm" svg:x2="9.205cm" svg:y2="3.476cm">
          <text:p/>
        </draw:line>
        <draw:line draw:style-name="gr3" draw:text-style-name="P2" draw:layer="layout" svg:x1="12.04cm" svg:y1="3.476cm" svg:x2="12.805cm" svg:y2="3.476cm">
          <text:p/>
        </draw:line>
        <draw:custom-shape draw:style-name="gr4" draw:text-style-name="P2" draw:layer="layout" svg:width="7.355cm" svg:height="3.81cm" svg:x="5.239cm" svg:y="2.117cm">
          <text:p/>
          <draw:enhanced-geometry svg:viewBox="0 0 21600 21600" draw:type="rectangle" draw:enhanced-path="M 0 0 L 21600 0 21600 21600 0 21600 0 0 Z N"/>
        </draw:custom-shape>
        <draw:frame draw:style-name="gr5" draw:text-style-name="P3" draw:layer="layout" svg:width="6.642cm" svg:height="0.873cm" svg:x="5.503cm" svg:y="4.842cm">
          <draw:text-box>
            <text:p text:style-name="P3"><text:span text:style-name="T2">Switchyard application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Normal" svg:font-family="'Source Han Sans CN Normal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7-07T12:18:11.692748682</meta:creation-date>
    <dc:date>2017-07-07T12:23:40.500129582</dc:date>
    <meta:editing-duration>PT5M28S</meta:editing-duration>
    <meta:editing-cycles>2</meta:editing-cycles>
    <meta:generator>LibreOffice/4.3.2.2.0$Linux_X86_64 LibreOffice_project/430$Build-2</meta:generator>
    <meta:document-statistic meta:object-count="10"/>
  </office:meta>
</office:document-meta>
</file>